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cholarship Cover Letter Example</text:span></text:p>
      <text:p text:style-name="Standard"/>
      <text:p text:style-name="Standard">Alexis Smith</text:p>
      <text:p text:style-name="Standard">4519 Owl St.</text:p>
      <text:p text:style-name="Standard">Bend, OH 45052</text:p>
      <text:p text:style-name="Standard"/>
      <text:p text:style-name="Standard">The Scholarship Committee</text:p>
      <text:p text:style-name="Standard">University of Pennsylvania </text:p>
      <text:p text:style-name="Standard">3440 Market Street</text:p>
      <text:p text:style-name="Standard">Philadelphia, PA 19104 </text:p>
      <text:p text:style-name="Standard"/>
      <text:p text:style-name="Standard"><text:bookmark text:name="_gjdgxs"/>To Whom It May Concern: </text:p>
      <text:p text:style-name="Standard"/>
      <text:p text:style-name="Standard">My name is Alex Smith and I am a high school senior in Bend, Ohio. In the fall of 2019, I will be starting my freshman year at the University of Pennsylvania at the Annenberg School of Communication with an intended major in communications.</text:p>
      <text:p text:style-name="Standard">Since my freshman year of high school, I have served on my school’s journalism team. During freshman and sophomore year, I worked as a writer. By junior and senior year, I became the senior editor and co-manager of the school paper. Throughout my four years of being part of the club, I have learned so much about journalism; from pitching creative ideas, to carrying out interviews, and writing up an article. I have also learned about editing and publishing. Although these tasks intimidated me in the beginning, I can confidently say that I now feel very skilled and knowledgeable about the field. </text:p>
      <text:p text:style-name="Standard">I am particularly passionate about giving the underserved population a voice to be heard. Some of my favorite interviews and articles I have published have been with female refugees from the community here in Ohio. Some of my articles have been published in our local paper in Bend. </text:p>
      <text:p text:style-name="Standard">Of course, there is so much that I still have and want to learn. I am eager to start my undergraduate education and learn from experts in the field. I am excited to take journalism, communication, and marketing courses and learn everything there is to know. I am also hoping to work with the Pennsylvania Daily and join the journalism club on campus. I want to take advantage of every opportunity offered to further my career and personal growth.</text:p>
      <text:p text:style-name="Standard"/>
      <text:p text:style-name="Standard">As you are well aware, the cost of college is very high. As much as I have saved during high school, I will still have to take out loans to fund my college education. I am planning to work part-time during my studies, but I don’t want work to interfere too much with my school work. This scholarship would greatly help me cover some of these fees and give me more time to focus on school.</text:p>
      <text:p text:style-name="Standard">I am very hardworking and creative, and I can’t wait to contribute my talents to the University of Pennsylvania. I would be so grateful to receive a scholarship. Thank you for your time and I look forward to hearing from you soon.</text:p>
      <text:p text:style-name="Standard"/>
      <text:p text:style-name="Standard">Sincerely, </text:p>
      <text:p text:style-name="Standard"/>
      <text:p text:style-name="Standard">Alexis Smi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423" meta:character-count="2398" meta:non-whitespace-character-count="1986"/>
    <meta:generator>LibreOfficeDev/6.0.5.2$Linux_X86_64 LibreOffice_project/</meta:generator>
  </office:meta>
</office:document-meta>
</file>